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20000005DEF1B29511845405D.png" manifest:media-type="image/png"/>
  <manifest:file-entry manifest:full-path="Pictures/10000000000000A50000005393B791DF8CA3BB94.png" manifest:media-type="image/pn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0A5000000576A80B7406934EB8B.png" manifest:media-type="image/png"/>
  <manifest:file-entry manifest:full-path="Pictures/10000201000002FF0000020D850AAB78146011A5.png" manifest:media-type="image/png"/>
  <manifest:file-entry manifest:full-path="Pictures/10000000000001780000006D4CAFA13C471B4C9D.png" manifest:media-type="image/png"/>
  <manifest:file-entry manifest:full-path="Pictures/100000000000021A000000EBD70B3FB31370C105.jpg" manifest:media-type="image/jpeg"/>
  <manifest:file-entry manifest:full-path="Pictures/1000000000000136000000FB7245A25E359B5E35.png" manifest:media-type="image/png"/>
  <manifest:file-entry manifest:full-path="Pictures/10000000000001DA000000747F2FEE8363022A3A.png" manifest:media-type="image/png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Pictures/100002010000060F000004AE39E1005EF19C9F0A.png" manifest:media-type="image/png"/>
  <manifest:file-entry manifest:full-path="Pictures/1000000000000216000000D72A6189A9D1C70A25.png" manifest:media-type="image/png"/>
  <manifest:file-entry manifest:full-path="Pictures/10000000000001D700000068A1B1E8580C8365F4.png" manifest:media-type="image/png"/>
  <manifest:file-entry manifest:full-path="Pictures/10000000000006A2000006A041A2D6B455941E0C.jpg" manifest:media-type="image/jpeg"/>
  <manifest:file-entry manifest:full-path="Pictures/10000000000000A100000053B46476132359D2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7.78cm" svg:height="2.54cm" svg:x="6.858cm" svg:y="0.254cm" presentation:class="title" presentation:user-transformed="true">
          <draw:text-box>
            <text:p text:style-name="P2"><text:span text:style-name="T1">Videoblog: Píldoras de conocimiento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16.002cm" svg:height="1.889cm" svg:x="8.89cm" svg:y="2.429cm">
          <draw:text-box>
            <text:p text:style-name="P2"><text:span text:style-name="T5">Vídeo 28</text:span><text:span text:style-name="T6">: Etiquetas en Icestudio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Mayo-12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3" draw:text-style-name="P6" draw:layer="layout" svg:width="4.572cm" svg:height="3.702cm" svg:x="15.24cm" svg:y="14.224cm">
          <draw:image xlink:href="Pictures/1000000000000136000000FB7245A25E359B5E35.png" xlink:type="simple" xlink:show="embed" xlink:actuate="onLoad">
            <text:p/>
          </draw:image>
        </draw:frame>
        <draw:frame draw:style-name="gr3" draw:text-style-name="P6" draw:layer="layout" svg:width="7.62cm" svg:height="3.067cm" svg:x="19.812cm" svg:y="14.713cm">
          <draw:image xlink:href="Pictures/1000000000000216000000D72A6189A9D1C70A25.png" xlink:type="simple" xlink:show="embed" xlink:actuate="onLoad">
            <text:p/>
          </draw:image>
        </draw:frame>
        <draw:frame draw:style-name="gr3" draw:text-style-name="P6" draw:layer="layout" svg:width="9.946cm" svg:height="2.882cm" svg:x="1.524cm" svg:y="6.008cm">
          <draw:image xlink:href="Pictures/10000000000001780000006D4CAFA13C471B4C9D.png" xlink:type="simple" xlink:show="embed" xlink:actuate="onLoad">
            <text:p/>
          </draw:image>
        </draw:frame>
        <draw:frame draw:style-name="gr3" draw:text-style-name="P6" draw:layer="layout" svg:width="12.459cm" svg:height="2.75cm" svg:x="13.97cm" svg:y="6.35cm">
          <draw:image xlink:href="Pictures/10000000000001D700000068A1B1E8580C8365F4.png" xlink:type="simple" xlink:show="embed" xlink:actuate="onLoad">
            <text:p/>
          </draw:image>
        </draw:frame>
        <draw:frame draw:style-name="gr3" draw:text-style-name="P6" draw:layer="layout" svg:width="12.538cm" svg:height="3.067cm" svg:x="13.97cm" svg:y="8.89cm">
          <draw:image xlink:href="Pictures/10000000000001DA000000747F2FEE8363022A3A.png" xlink:type="simple" xlink:show="embed" xlink:actuate="onLoad">
            <text:p/>
          </draw:image>
        </draw:frame>
        <draw:frame draw:style-name="gr3" draw:text-style-name="P6" draw:layer="layout" svg:width="4.258cm" svg:height="2.194cm" svg:x="2.286cm" svg:y="9.49cm">
          <draw:image xlink:href="Pictures/10000000000000A100000053B46476132359D2E1.png" xlink:type="simple" xlink:show="embed" xlink:actuate="onLoad">
            <text:p/>
          </draw:image>
        </draw:frame>
        <draw:frame draw:style-name="gr3" draw:text-style-name="P6" draw:layer="layout" svg:width="4.364cm" svg:height="2.194cm" svg:x="7.574cm" svg:y="11.938cm">
          <draw:image xlink:href="Pictures/10000000000000A50000005393B791DF8CA3BB94.png" xlink:type="simple" xlink:show="embed" xlink:actuate="onLoad">
            <text:p/>
          </draw:image>
        </draw:frame>
        <draw:frame draw:style-name="gr3" draw:text-style-name="P6" draw:layer="layout" svg:width="4.364cm" svg:height="2.3cm" svg:x="7.62cm" svg:y="9.398cm">
          <draw:image xlink:href="Pictures/10000000000000A5000000576A80B7406934EB8B.png" xlink:type="simple" xlink:show="embed" xlink:actuate="onLoad">
            <text:p/>
          </draw:image>
        </draw:frame>
        <draw:frame draw:style-name="gr7" draw:text-style-name="P11" draw:layer="layout" svg:width="4.284cm" svg:height="1.897cm" svg:x="2.32cm" svg:y="12.192cm">
          <draw:image xlink:href="Pictures/10000000000000D20000005DEF1B29511845405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5-12T18:06:07.643694074</dc:date>
    <meta:editing-duration>P8DT57M21S</meta:editing-duration>
    <meta:editing-cycles>547</meta:editing-cycles>
    <meta:generator>LibreOffice/6.0.7.3$Linux_X86_64 LibreOffice_project/00m0$Build-3</meta:generator>
    <meta:print-date>2017-10-04T10:42:29.653181544</meta:print-date>
    <meta:document-statistic meta:object-count="49"/>
  </office:meta>
</office:document-meta>
</file>